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Footnote">
      <style:text-properties officeooo:rsid="00ad82b8" officeooo:paragraph-rsid="00ad82b8"/>
    </style:style>
    <style:style style:name="P67" style:family="paragraph" style:parent-style-name="Footnote">
      <style:text-properties officeooo:rsid="00af182f" officeooo:paragraph-rsid="00af182f"/>
    </style:style>
    <style:style style:name="P68" style:family="paragraph" style:parent-style-name="Footnote">
      <style:text-properties officeooo:rsid="00b0f2fb" officeooo:paragraph-rsid="00b0f2fb"/>
    </style:style>
    <style:style style:name="P69" style:family="paragraph" style:parent-style-name="Footnote">
      <style:text-properties officeooo:rsid="00b66151" officeooo:paragraph-rsid="00b66151"/>
    </style:style>
    <style:style style:name="P70" style:family="paragraph" style:parent-style-name="Footnote">
      <style:text-properties officeooo:rsid="00b9186a" officeooo:paragraph-rsid="00b9186a"/>
    </style:style>
    <style:style style:name="P71" style:family="paragraph" style:parent-style-name="Footnote">
      <style:text-properties officeooo:rsid="00c20dfb" officeooo:paragraph-rsid="00c20dfb"/>
    </style:style>
    <style:style style:name="P72" style:family="paragraph" style:parent-style-name="Footnote">
      <style:text-properties officeooo:rsid="00c24245" officeooo:paragraph-rsid="00c24245"/>
    </style:style>
    <style:style style:name="P73" style:family="paragraph" style:parent-style-name="Footnote">
      <style:text-properties officeooo:rsid="00c29b22" officeooo:paragraph-rsid="00c29b22"/>
    </style:style>
    <style:style style:name="P74" style:family="paragraph" style:parent-style-name="Footnote">
      <style:text-properties officeooo:rsid="00c31237" officeooo:paragraph-rsid="00c31237"/>
    </style:style>
    <style:style style:name="P75" style:family="paragraph" style:parent-style-name="Footnote">
      <style:text-properties officeooo:rsid="00c373fb" officeooo:paragraph-rsid="00c373fb"/>
    </style:style>
    <style:style style:name="P76" style:family="paragraph" style:parent-style-name="Footnote">
      <style:text-properties officeooo:rsid="00c497b8" officeooo:paragraph-rsid="00c497b8"/>
    </style:style>
    <style:style style:name="P77" style:family="paragraph" style:parent-style-name="Footnote">
      <style:text-properties officeooo:rsid="00cab943" officeooo:paragraph-rsid="00cab943"/>
    </style:style>
    <style:style style:name="P78" style:family="paragraph" style:parent-style-name="Footnote">
      <style:text-properties officeooo:rsid="00cc654f" officeooo:paragraph-rsid="00cc654f"/>
    </style:style>
    <style:style style:name="P79" style:family="paragraph" style:parent-style-name="Footnote">
      <style:text-properties officeooo:rsid="00cdeff4" officeooo:paragraph-rsid="00cdeff4"/>
    </style:style>
    <style:style style:name="P80"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81" style:family="paragraph" style:parent-style-name="Text_20_body">
      <style:text-properties officeooo:rsid="002a7c47" officeooo:paragraph-rsid="002a7c47"/>
    </style:style>
    <style:style style:name="P82" style:family="paragraph" style:parent-style-name="Text_20_body">
      <style:text-properties officeooo:rsid="002b304d" officeooo:paragraph-rsid="002b304d"/>
    </style:style>
    <style:style style:name="P83" style:family="paragraph" style:parent-style-name="Text_20_body">
      <style:text-properties officeooo:rsid="002bf5f7" officeooo:paragraph-rsid="002c7eb9"/>
    </style:style>
    <style:style style:name="P84" style:family="paragraph" style:parent-style-name="Text_20_body">
      <style:text-properties officeooo:rsid="002c7eb9" officeooo:paragraph-rsid="002dbce2"/>
    </style:style>
    <style:style style:name="P85" style:family="paragraph" style:parent-style-name="Text_20_body">
      <style:text-properties officeooo:rsid="00309b9d" officeooo:paragraph-rsid="00309b9d"/>
    </style:style>
    <style:style style:name="P86" style:family="paragraph" style:parent-style-name="Text_20_body">
      <style:text-properties officeooo:rsid="00309b9d" officeooo:paragraph-rsid="0036ecb7"/>
    </style:style>
    <style:style style:name="P87" style:family="paragraph" style:parent-style-name="Text_20_body">
      <style:text-properties officeooo:rsid="00392665" officeooo:paragraph-rsid="00392665"/>
    </style:style>
    <style:style style:name="P88" style:family="paragraph" style:parent-style-name="Text_20_body">
      <style:text-properties officeooo:rsid="003d3856" officeooo:paragraph-rsid="003d3856"/>
    </style:style>
    <style:style style:name="P89" style:family="paragraph" style:parent-style-name="Text_20_body">
      <style:text-properties officeooo:rsid="0036ecb7" officeooo:paragraph-rsid="0036ecb7"/>
    </style:style>
    <style:style style:name="P90" style:family="paragraph" style:parent-style-name="Text_20_body">
      <style:text-properties officeooo:paragraph-rsid="00414efa"/>
    </style:style>
    <style:style style:name="P91" style:family="paragraph" style:parent-style-name="Text_20_body">
      <style:text-properties officeooo:paragraph-rsid="0041c822"/>
    </style:style>
    <style:style style:name="P92" style:family="paragraph" style:parent-style-name="Text_20_body">
      <style:text-properties officeooo:rsid="0041c822" officeooo:paragraph-rsid="004300d0"/>
    </style:style>
    <style:style style:name="P93" style:family="paragraph" style:parent-style-name="Text_20_body">
      <style:text-properties officeooo:rsid="004300d0" officeooo:paragraph-rsid="004300d0"/>
    </style:style>
    <style:style style:name="P94" style:family="paragraph" style:parent-style-name="Text_20_body">
      <style:text-properties officeooo:rsid="0044ef66" officeooo:paragraph-rsid="0044ef66"/>
    </style:style>
    <style:style style:name="P95" style:family="paragraph" style:parent-style-name="Text_20_body">
      <style:text-properties officeooo:paragraph-rsid="0044ef66"/>
    </style:style>
    <style:style style:name="P96" style:family="paragraph" style:parent-style-name="Text_20_body">
      <style:text-properties officeooo:paragraph-rsid="004c77d2"/>
    </style:style>
    <style:style style:name="P97" style:family="paragraph" style:parent-style-name="Text_20_body">
      <style:text-properties officeooo:paragraph-rsid="004d11f9"/>
    </style:style>
    <style:style style:name="P98" style:family="paragraph" style:parent-style-name="Text_20_body">
      <style:text-properties officeooo:rsid="004f8e86" officeooo:paragraph-rsid="004f8e86"/>
    </style:style>
    <style:style style:name="P99" style:family="paragraph" style:parent-style-name="Text_20_body">
      <style:text-properties officeooo:rsid="00518b47" officeooo:paragraph-rsid="00518b47"/>
    </style:style>
    <style:style style:name="P100" style:family="paragraph" style:parent-style-name="Text_20_body">
      <style:text-properties officeooo:rsid="00535aae" officeooo:paragraph-rsid="00535aae"/>
    </style:style>
    <style:style style:name="P101" style:family="paragraph" style:parent-style-name="Text_20_body">
      <style:text-properties officeooo:rsid="00541536" officeooo:paragraph-rsid="00541536"/>
    </style:style>
    <style:style style:name="P102" style:family="paragraph" style:parent-style-name="Text_20_body">
      <style:text-properties officeooo:rsid="005d9947" officeooo:paragraph-rsid="005d9947"/>
    </style:style>
    <style:style style:name="P103" style:family="paragraph" style:parent-style-name="Text_20_body">
      <style:text-properties officeooo:rsid="0060cd08" officeooo:paragraph-rsid="0060cd08"/>
    </style:style>
    <style:style style:name="P104" style:family="paragraph" style:parent-style-name="Text_20_body">
      <style:text-properties officeooo:rsid="002dbce2" officeooo:paragraph-rsid="002dbce2"/>
    </style:style>
    <style:style style:name="P105" style:family="paragraph" style:parent-style-name="Text_20_body">
      <style:text-properties officeooo:rsid="0065f5e1" officeooo:paragraph-rsid="0065f5e1"/>
    </style:style>
    <style:style style:name="P106" style:family="paragraph" style:parent-style-name="Text_20_body">
      <style:text-properties style:font-name="Liberation Sans" officeooo:rsid="00682701" officeooo:paragraph-rsid="00682701"/>
    </style:style>
    <style:style style:name="P107" style:family="paragraph" style:parent-style-name="Text_20_body">
      <style:text-properties style:font-name="Liberation Sans" officeooo:rsid="0068e3a5" officeooo:paragraph-rsid="0068e3a5"/>
    </style:style>
    <style:style style:name="P108" style:family="paragraph" style:parent-style-name="Text_20_body">
      <style:text-properties officeooo:rsid="0068e3a5" officeooo:paragraph-rsid="0068e3a5"/>
    </style:style>
    <style:style style:name="P109" style:family="paragraph" style:parent-style-name="Text_20_body">
      <style:text-properties officeooo:rsid="006922f6" officeooo:paragraph-rsid="006922f6"/>
    </style:style>
    <style:style style:name="P110" style:family="paragraph" style:parent-style-name="Text_20_body">
      <style:text-properties officeooo:rsid="0064d204" officeooo:paragraph-rsid="0064d204"/>
    </style:style>
    <style:style style:name="P111" style:family="paragraph" style:parent-style-name="Text_20_body">
      <style:text-properties officeooo:rsid="006b4d5b" officeooo:paragraph-rsid="006b4d5b"/>
    </style:style>
    <style:style style:name="P112" style:family="paragraph" style:parent-style-name="Text_20_body">
      <style:text-properties officeooo:rsid="006e14fa" officeooo:paragraph-rsid="006e14fa"/>
    </style:style>
    <style:style style:name="P113" style:family="paragraph" style:parent-style-name="Text_20_body">
      <style:text-properties officeooo:rsid="00705f15" officeooo:paragraph-rsid="00705f15"/>
    </style:style>
    <style:style style:name="P114" style:family="paragraph" style:parent-style-name="Text_20_body">
      <style:text-properties officeooo:rsid="007213c9" officeooo:paragraph-rsid="007213c9"/>
    </style:style>
    <style:style style:name="P115" style:family="paragraph" style:parent-style-name="Text_20_body">
      <style:text-properties officeooo:rsid="0074a082" officeooo:paragraph-rsid="0074a082"/>
    </style:style>
    <style:style style:name="P116" style:family="paragraph" style:parent-style-name="Text_20_body">
      <style:text-properties officeooo:rsid="00769bf6" officeooo:paragraph-rsid="00769bf6"/>
    </style:style>
    <style:style style:name="P117" style:family="paragraph" style:parent-style-name="Text_20_body">
      <style:text-properties officeooo:rsid="00792a34" officeooo:paragraph-rsid="00792a34"/>
    </style:style>
    <style:style style:name="P118" style:family="paragraph" style:parent-style-name="Text_20_body">
      <style:text-properties officeooo:rsid="007a68d4" officeooo:paragraph-rsid="007a68d4"/>
    </style:style>
    <style:style style:name="P119" style:family="paragraph" style:parent-style-name="Text_20_body">
      <style:text-properties officeooo:rsid="007c0f42" officeooo:paragraph-rsid="007c0f42"/>
    </style:style>
    <style:style style:name="P120" style:family="paragraph" style:parent-style-name="Text_20_body">
      <style:text-properties officeooo:rsid="007c0f42" officeooo:paragraph-rsid="0084b575"/>
    </style:style>
    <style:style style:name="P121" style:family="paragraph" style:parent-style-name="Text_20_body">
      <style:text-properties officeooo:rsid="007da8a4" officeooo:paragraph-rsid="007da8a4"/>
    </style:style>
    <style:style style:name="P122" style:family="paragraph" style:parent-style-name="Text_20_body">
      <style:text-properties officeooo:rsid="0080ddf3" officeooo:paragraph-rsid="0080ddf3"/>
    </style:style>
    <style:style style:name="P123" style:family="paragraph" style:parent-style-name="Text_20_body">
      <style:text-properties officeooo:rsid="0082391c" officeooo:paragraph-rsid="0084b575"/>
    </style:style>
    <style:style style:name="P124" style:family="paragraph" style:parent-style-name="Text_20_body">
      <style:text-properties officeooo:rsid="0084b575" officeooo:paragraph-rsid="0084b575"/>
    </style:style>
    <style:style style:name="P125" style:family="paragraph" style:parent-style-name="Text_20_body">
      <style:text-properties officeooo:rsid="008a8b1e" officeooo:paragraph-rsid="008a8b1e"/>
    </style:style>
    <style:style style:name="P126" style:family="paragraph" style:parent-style-name="Text_20_body">
      <style:text-properties officeooo:rsid="00884a2f" officeooo:paragraph-rsid="00884a2f"/>
    </style:style>
    <style:style style:name="P127" style:family="paragraph" style:parent-style-name="Text_20_body">
      <style:text-properties officeooo:rsid="008f7abc" officeooo:paragraph-rsid="008f7abc"/>
    </style:style>
    <style:style style:name="P128" style:family="paragraph" style:parent-style-name="Text_20_body">
      <style:text-properties officeooo:rsid="0090a2e6" officeooo:paragraph-rsid="0090a2e6"/>
    </style:style>
    <style:style style:name="P129" style:family="paragraph" style:parent-style-name="Text_20_body">
      <style:text-properties officeooo:rsid="0090afb5" officeooo:paragraph-rsid="0090afb5"/>
    </style:style>
    <style:style style:name="P130" style:family="paragraph" style:parent-style-name="Text_20_body">
      <style:text-properties officeooo:rsid="00925bb9" officeooo:paragraph-rsid="00925bb9"/>
    </style:style>
    <style:style style:name="P131" style:family="paragraph" style:parent-style-name="Text_20_body">
      <style:text-properties officeooo:rsid="009306b5" officeooo:paragraph-rsid="009306b5"/>
    </style:style>
    <style:style style:name="P132" style:family="paragraph" style:parent-style-name="Text_20_body">
      <style:text-properties officeooo:rsid="009309c0" officeooo:paragraph-rsid="009309c0"/>
    </style:style>
    <style:style style:name="P133" style:family="paragraph" style:parent-style-name="Text_20_body">
      <style:text-properties officeooo:rsid="0095b368" officeooo:paragraph-rsid="0095b368"/>
    </style:style>
    <style:style style:name="P134" style:family="paragraph" style:parent-style-name="Text_20_body">
      <style:text-properties officeooo:rsid="0095fed0" officeooo:paragraph-rsid="0095fed0"/>
    </style:style>
    <style:style style:name="P135" style:family="paragraph" style:parent-style-name="Text_20_body">
      <style:text-properties officeooo:rsid="0095fed0" officeooo:paragraph-rsid="00aaba9f"/>
    </style:style>
    <style:style style:name="P136" style:family="paragraph" style:parent-style-name="Text_20_body">
      <style:text-properties officeooo:rsid="00961ab5" officeooo:paragraph-rsid="00961ab5"/>
    </style:style>
    <style:style style:name="P137" style:family="paragraph" style:parent-style-name="Text_20_body">
      <style:text-properties officeooo:rsid="00973540" officeooo:paragraph-rsid="00973540"/>
    </style:style>
    <style:style style:name="P138" style:family="paragraph" style:parent-style-name="Text_20_body">
      <style:text-properties officeooo:rsid="00973540" officeooo:paragraph-rsid="0098635e"/>
    </style:style>
    <style:style style:name="P139" style:family="paragraph" style:parent-style-name="Text_20_body">
      <style:text-properties style:text-position="0% 100%" officeooo:rsid="00973540" officeooo:paragraph-rsid="00973540"/>
    </style:style>
    <style:style style:name="P140" style:family="paragraph" style:parent-style-name="Text_20_body">
      <style:text-properties style:text-position="0% 100%" officeooo:rsid="00973540" officeooo:paragraph-rsid="0098635e"/>
    </style:style>
    <style:style style:name="P141" style:family="paragraph" style:parent-style-name="Text_20_body">
      <style:text-properties officeooo:rsid="009a2aea" officeooo:paragraph-rsid="009a2aea"/>
    </style:style>
    <style:style style:name="P142" style:family="paragraph" style:parent-style-name="Text_20_body">
      <style:text-properties officeooo:rsid="009afe5a" officeooo:paragraph-rsid="009afe5a"/>
    </style:style>
    <style:style style:name="P143" style:family="paragraph" style:parent-style-name="Text_20_body">
      <style:text-properties officeooo:rsid="009c495a" officeooo:paragraph-rsid="009c495a"/>
    </style:style>
    <style:style style:name="P144" style:family="paragraph" style:parent-style-name="Text_20_body">
      <style:text-properties officeooo:rsid="009c80b0" officeooo:paragraph-rsid="009c80b0"/>
    </style:style>
    <style:style style:name="P145" style:family="paragraph" style:parent-style-name="Text_20_body">
      <style:text-properties officeooo:rsid="009e7edd" officeooo:paragraph-rsid="009e7edd"/>
    </style:style>
    <style:style style:name="P146" style:family="paragraph" style:parent-style-name="Text_20_body">
      <style:text-properties officeooo:rsid="009fb486" officeooo:paragraph-rsid="009fb486"/>
    </style:style>
    <style:style style:name="P147" style:family="paragraph" style:parent-style-name="Text_20_body">
      <style:text-properties officeooo:rsid="008dc09a" officeooo:paragraph-rsid="008dc09a"/>
    </style:style>
    <style:style style:name="P148" style:family="paragraph" style:parent-style-name="Text_20_body">
      <style:text-properties officeooo:rsid="00a13c45" officeooo:paragraph-rsid="00a13c45"/>
    </style:style>
    <style:style style:name="P149" style:family="paragraph" style:parent-style-name="Text_20_body">
      <style:text-properties officeooo:rsid="00a97c30" officeooo:paragraph-rsid="00aaba9f"/>
    </style:style>
    <style:style style:name="P150" style:family="paragraph" style:parent-style-name="Text_20_body">
      <style:text-properties officeooo:rsid="00abc9f9" officeooo:paragraph-rsid="00abc9f9"/>
    </style:style>
    <style:style style:name="P151" style:family="paragraph" style:parent-style-name="Text_20_body">
      <style:text-properties officeooo:rsid="00af182f" officeooo:paragraph-rsid="00af182f"/>
    </style:style>
    <style:style style:name="P152" style:family="paragraph" style:parent-style-name="Text_20_body">
      <style:text-properties officeooo:rsid="00b3618f" officeooo:paragraph-rsid="00b3618f"/>
    </style:style>
    <style:style style:name="P153" style:family="paragraph" style:parent-style-name="Text_20_body">
      <style:text-properties fo:font-variant="normal" fo:text-transform="none" fo:color="#212529" fo:letter-spacing="normal" officeooo:rsid="009fb486" officeooo:paragraph-rsid="009fb486"/>
    </style:style>
    <style:style style:name="P154" style:family="paragraph" style:parent-style-name="Text_20_body">
      <style:text-properties fo:font-variant="normal" fo:text-transform="none" fo:color="#212529" fo:letter-spacing="normal" officeooo:rsid="00b3f676" officeooo:paragraph-rsid="00b3f676"/>
    </style:style>
    <style:style style:name="P155"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56"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57" style:family="paragraph" style:parent-style-name="Text_20_body">
      <style:text-properties officeooo:rsid="00b3f676" officeooo:paragraph-rsid="00b3f676"/>
    </style:style>
    <style:style style:name="P158" style:family="paragraph" style:parent-style-name="Text_20_body">
      <style:text-properties officeooo:rsid="00b6200d" officeooo:paragraph-rsid="00b6200d"/>
    </style:style>
    <style:style style:name="P159" style:family="paragraph" style:parent-style-name="Text_20_body">
      <style:text-properties officeooo:rsid="00bd366b" officeooo:paragraph-rsid="00bd366b"/>
    </style:style>
    <style:style style:name="P160" style:family="paragraph" style:parent-style-name="Text_20_body">
      <style:text-properties officeooo:rsid="00bebc16" officeooo:paragraph-rsid="00bebc16"/>
    </style:style>
    <style:style style:name="P161" style:family="paragraph" style:parent-style-name="Text_20_body">
      <style:text-properties officeooo:rsid="00bf64f7" officeooo:paragraph-rsid="00bf64f7"/>
    </style:style>
    <style:style style:name="P162" style:family="paragraph" style:parent-style-name="Text_20_body">
      <style:text-properties officeooo:rsid="00be46bf" officeooo:paragraph-rsid="00be46bf"/>
    </style:style>
    <style:style style:name="P163" style:family="paragraph" style:parent-style-name="Text_20_body">
      <style:text-properties officeooo:rsid="00c03055" officeooo:paragraph-rsid="00c03055"/>
    </style:style>
    <style:style style:name="P164" style:family="paragraph" style:parent-style-name="Text_20_body">
      <style:text-properties officeooo:rsid="00c20dfb" officeooo:paragraph-rsid="00c20dfb"/>
    </style:style>
    <style:style style:name="P165" style:family="paragraph" style:parent-style-name="Text_20_body">
      <style:text-properties officeooo:rsid="00c24245" officeooo:paragraph-rsid="00c24245"/>
    </style:style>
    <style:style style:name="P166" style:family="paragraph" style:parent-style-name="Text_20_body">
      <style:text-properties officeooo:rsid="00c29b22" officeooo:paragraph-rsid="00c29b22"/>
    </style:style>
    <style:style style:name="P167" style:family="paragraph" style:parent-style-name="Text_20_body">
      <style:text-properties officeooo:rsid="00c373fb" officeooo:paragraph-rsid="00c373fb"/>
    </style:style>
    <style:style style:name="P168" style:family="paragraph" style:parent-style-name="Text_20_body">
      <style:text-properties officeooo:rsid="00cab943" officeooo:paragraph-rsid="00cab943"/>
    </style:style>
    <style:style style:name="P169" style:family="paragraph" style:parent-style-name="Text_20_body">
      <style:text-properties officeooo:rsid="00cdeff4" officeooo:paragraph-rsid="00cdeff4"/>
    </style:style>
    <style:style style:name="P170" style:family="paragraph" style:parent-style-name="Text_20_body">
      <style:text-properties officeooo:rsid="00d23556" officeooo:paragraph-rsid="00d23556"/>
    </style:style>
    <style:style style:name="P171" style:family="paragraph" style:parent-style-name="Quotations">
      <style:paragraph-properties fo:margin-left="0.5in" fo:margin-right="0.5in" fo:margin-top="0in" fo:margin-bottom="0in" style:contextual-spacing="true" fo:text-indent="0in" style:auto-text-indent="false" style:shadow="none"/>
      <style:text-properties fo:color="#000000" style:font-name="DejaVu Sans1" fo:font-size="8pt" officeooo:paragraph-rsid="0036ecb7" style:font-size-asian="8pt" style:font-size-complex="8pt"/>
    </style:style>
    <style:style style:name="P172" style:family="paragraph" style:parent-style-name="Quotations">
      <style:paragraph-properties fo:margin-left="0.5in" fo:margin-right="0.5in" fo:margin-top="0in" fo:margin-bottom="0in" style:contextual-spacing="true" fo:text-indent="0in" style:auto-text-indent="false" style:shadow="none"/>
      <style:text-properties fo:color="#000000" style:font-name="DejaVu Sans1" fo:font-size="8pt" officeooo:paragraph-rsid="0026de87" style:font-size-asian="8pt" style:font-size-complex="8pt"/>
    </style:style>
    <style:style style:name="P173" style:family="paragraph" style:parent-style-name="Quotations">
      <style:paragraph-properties fo:margin-left="0.5in" fo:margin-right="0.5in" fo:margin-top="0in" fo:margin-bottom="0in" style: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74" style:family="paragraph" style:parent-style-name="Quotations">
      <style:paragraph-properties fo:margin-left="0.5in" fo:margin-right="0.5in" fo:margin-top="0in" fo:margin-bottom="0in" style:contextual-spacing="true" fo:text-indent="0in" style:auto-text-indent="false" style:shadow="none"/>
      <style:text-properties fo:color="#000000" style:font-name="DejaVu Sans1" fo:font-size="8pt" officeooo:paragraph-rsid="0024f4cd" style:font-size-asian="8pt" style:font-size-complex="8pt"/>
    </style:style>
    <style:style style:name="P175" style:family="paragraph" style:parent-style-name="Quotations">
      <style:paragraph-properties fo:margin-left="0.5in" fo:margin-right="0.5in" fo:margin-top="0in" fo:margin-bottom="0in" style:contextual-spacing="true" fo:text-indent="0in" style:auto-text-indent="false" style:shadow="none"/>
      <style:text-properties fo:color="#000000" style:font-name="DejaVu Sans1" fo:font-size="8pt" officeooo:paragraph-rsid="0040a614" style:font-size-asian="8pt" style:font-size-complex="8pt"/>
    </style:style>
    <style:style style:name="P176" style:family="paragraph" style:parent-style-name="Quotations">
      <style:paragraph-properties fo:margin-left="0.5in" fo:margin-right="0.5in" fo:margin-top="0in" fo:margin-bottom="0in" style: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77" style:family="paragraph" style:parent-style-name="Quotations">
      <style:paragraph-properties fo:margin-left="0.5in" fo:margin-right="0.5in" fo:margin-top="0in" fo:margin-bottom="0in" style: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78" style:family="paragraph" style:parent-style-name="Quotations">
      <style:paragraph-properties fo:margin-left="0.5in" fo:margin-right="0.5in" fo:margin-top="0in" fo:margin-bottom="0in" style: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79" style:family="paragraph" style:parent-style-name="Text_20_body">
      <style:paragraph-properties fo:margin-top="0.0598in" fo:margin-bottom="0.0598in" style:contextual-spacing="false"/>
    </style:style>
    <style:style style:name="P180" style:family="paragraph" style:parent-style-name="Quotations">
      <style:text-properties officeooo:rsid="00535aae" officeooo:paragraph-rsid="00535aae"/>
    </style:style>
    <style:style style:name="P181" style:family="paragraph" style:parent-style-name="Quotations">
      <style:text-properties officeooo:rsid="00535aae" officeooo:paragraph-rsid="00541536"/>
    </style:style>
    <style:style style:name="P182" style:family="paragraph" style:parent-style-name="Quotations">
      <style:text-properties officeooo:paragraph-rsid="00535aae"/>
    </style:style>
    <style:style style:name="P183" style:family="paragraph" style:parent-style-name="Quotations">
      <style:text-properties officeooo:rsid="00541536" officeooo:paragraph-rsid="00541536"/>
    </style:style>
    <style:style style:name="P184" style:family="paragraph" style:parent-style-name="Quotations">
      <style:text-properties officeooo:rsid="005a5c01" officeooo:paragraph-rsid="005a5c01"/>
    </style:style>
    <style:style style:name="P185"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86" style:family="paragraph" style:parent-style-name="Quotations">
      <style:text-properties officeooo:paragraph-rsid="007c0f42"/>
    </style:style>
    <style:style style:name="P187" style:family="paragraph" style:parent-style-name="Heading">
      <style:text-properties officeooo:rsid="006922f6" officeooo:paragraph-rsid="006922f6"/>
    </style:style>
    <style:style style:name="P188" style:family="paragraph" style:parent-style-name="Text_20_body">
      <style:paragraph-properties fo:break-before="page"/>
      <style:text-properties officeooo:rsid="00a5499a" officeooo:paragraph-rsid="00a5499a"/>
    </style:style>
    <style:style style:name="P189" style:family="paragraph" style:parent-style-name="Heading_20_2">
      <style:text-properties officeooo:rsid="0023c569" officeooo:paragraph-rsid="0026de87"/>
    </style:style>
    <style:style style:name="P190" style:family="paragraph" style:parent-style-name="Heading_20_2">
      <style:text-properties officeooo:rsid="002a7c47" officeooo:paragraph-rsid="002a7c47"/>
    </style:style>
    <style:style style:name="P191" style:family="paragraph" style:parent-style-name="Heading_20_2">
      <style:text-properties officeooo:rsid="002b304d" officeooo:paragraph-rsid="0036ecb7"/>
    </style:style>
    <style:style style:name="P192" style:family="paragraph" style:parent-style-name="Heading_20_2">
      <style:text-properties officeooo:rsid="0065f5e1" officeooo:paragraph-rsid="0065f5e1"/>
    </style:style>
    <style:style style:name="P193" style:family="paragraph" style:parent-style-name="Heading_20_2">
      <style:text-properties officeooo:rsid="0040a614" officeooo:paragraph-rsid="0040a614"/>
    </style:style>
    <style:style style:name="P194" style:family="paragraph" style:parent-style-name="Heading_20_2">
      <style:text-properties officeooo:paragraph-rsid="003ef43b"/>
    </style:style>
    <style:style style:name="P195" style:family="paragraph" style:parent-style-name="Heading_20_2">
      <style:text-properties officeooo:rsid="00280c7c" officeooo:paragraph-rsid="00280c7c"/>
    </style:style>
    <style:style style:name="P196" style:family="paragraph" style:parent-style-name="Heading_20_2">
      <style:text-properties style:font-name="Liberation Sans" officeooo:rsid="0018fe52"/>
    </style:style>
    <style:style style:name="P197" style:family="paragraph" style:parent-style-name="Heading_20_2">
      <style:text-properties officeooo:rsid="00925bb9" officeooo:paragraph-rsid="00925bb9"/>
    </style:style>
    <style:style style:name="P198" style:family="paragraph" style:parent-style-name="Heading_20_2">
      <style:paragraph-properties fo:break-before="page"/>
    </style:style>
    <style:style style:name="P199" style:family="paragraph" style:parent-style-name="Text_20_body" style:list-style-name="L1">
      <style:text-properties officeooo:rsid="006922f6" officeooo:paragraph-rsid="006922f6"/>
    </style:style>
    <style:style style:name="P200" style:family="paragraph" style:parent-style-name="Text_20_body" style:list-style-name="L2">
      <style:text-properties officeooo:rsid="00d23556" officeooo:paragraph-rsid="00d23556"/>
    </style:style>
    <style:style style:name="P201" style:family="paragraph" style:parent-style-name="Text_20_body" style:list-style-name="L2">
      <style:text-properties officeooo:rsid="00d23556" officeooo:paragraph-rsid="00d264b1"/>
    </style:style>
    <style:style style:name="P202" style:family="paragraph" style:parent-style-name="Text_20_body">
      <style:text-properties fo:font-variant="normal" fo:text-transform="none" fo:color="#212529" style:font-name="Roboto" fo:font-size="12pt" fo:letter-spacing="normal" fo:font-style="normal" fo:font-weight="normal" officeooo:rsid="00bcc7b5" officeooo:paragraph-rsid="00bcc7b5"/>
    </style:style>
    <style:style style:name="P203" style:family="paragraph" style:parent-style-name="Text_20_body">
      <style:text-properties fo:font-variant="normal" fo:text-transform="none" fo:color="#212529" style:font-name="Roboto" fo:font-size="12pt" fo:letter-spacing="normal" fo:font-style="normal" fo:font-weight="normal" officeooo:rsid="00d2c5d5" officeooo:paragraph-rsid="00d2c5d5"/>
    </style:style>
    <style:style style:name="P204" style:family="paragraph" style:parent-style-name="Text_20_body">
      <style:text-properties officeooo:paragraph-rsid="00d2c5d5"/>
    </style:style>
    <style:style style:name="P205" style:family="paragraph" style:parent-style-name="Heading_20_1">
      <style:paragraph-properties fo:break-before="page"/>
    </style:style>
    <style:style style:name="P206" style:family="paragraph" style:parent-style-name="Heading_20_3">
      <style:text-properties officeooo:rsid="004f8e86" officeooo:paragraph-rsid="004f8e86"/>
    </style:style>
    <style:style style:name="P207" style:family="paragraph" style:parent-style-name="Heading_20_3">
      <style:text-properties officeooo:rsid="002bf5f7" officeooo:paragraph-rsid="002bf5f7"/>
    </style:style>
    <style:style style:name="P208" style:family="paragraph" style:parent-style-name="Heading_20_3">
      <style:text-properties officeooo:rsid="0065f5e1" officeooo:paragraph-rsid="0065f5e1"/>
    </style:style>
    <style:style style:name="P209" style:family="paragraph" style:parent-style-name="Heading_20_3">
      <style:text-properties officeooo:rsid="00280c7c" officeooo:paragraph-rsid="00280c7c"/>
    </style:style>
    <style:style style:name="P210" style:family="paragraph" style:parent-style-name="Heading_20_3">
      <style:text-properties officeooo:rsid="00280c7c" officeooo:paragraph-rsid="0028a22e"/>
    </style:style>
    <style:style style:name="P211" style:family="paragraph" style:parent-style-name="Heading_20_3">
      <style:text-properties officeooo:rsid="0090afb5" officeooo:paragraph-rsid="0090afb5"/>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fo:font-variant="normal" fo:text-transform="none" fo:color="#333333" style:font-name="Source Sans Pro" fo:letter-spacing="normal" fo:font-style="italic" fo:font-weight="bold"/>
    </style:style>
    <style:style style:name="T86" style:family="text">
      <style:text-properties fo:font-variant="normal" fo:text-transform="none" fo:color="#212529" style:font-name="Roboto" fo:font-size="12pt" fo:letter-spacing="normal" fo:font-style="normal" fo:font-weight="normal" officeooo:rsid="00d2c5d5"/>
    </style:style>
    <style:style style:name="T87" style:family="text">
      <style:text-properties officeooo:rsid="006d405d"/>
    </style:style>
    <style:style style:name="T88" style:family="text">
      <style:text-properties officeooo:rsid="006f7a11"/>
    </style:style>
    <style:style style:name="T89" style:family="text">
      <style:text-properties officeooo:rsid="007213c9"/>
    </style:style>
    <style:style style:name="T90" style:family="text">
      <style:text-properties officeooo:rsid="00722528"/>
    </style:style>
    <style:style style:name="T91" style:family="text">
      <style:text-properties officeooo:rsid="00769bf6"/>
    </style:style>
    <style:style style:name="T92" style:family="text">
      <style:text-properties officeooo:rsid="007a68d4"/>
    </style:style>
    <style:style style:name="T93" style:family="text">
      <style:text-properties officeooo:rsid="007bf761"/>
    </style:style>
    <style:style style:name="T94" style:family="text">
      <style:text-properties officeooo:rsid="007caa44"/>
    </style:style>
    <style:style style:name="T95" style:family="text">
      <style:text-properties officeooo:rsid="007da8a4"/>
    </style:style>
    <style:style style:name="T96" style:family="text">
      <style:text-properties officeooo:rsid="007e88d2"/>
    </style:style>
    <style:style style:name="T97" style:family="text">
      <style:text-properties officeooo:rsid="0080152c"/>
    </style:style>
    <style:style style:name="T98" style:family="text">
      <style:text-properties officeooo:rsid="0082391c"/>
    </style:style>
    <style:style style:name="T99" style:family="text">
      <style:text-properties officeooo:rsid="0083644f"/>
    </style:style>
    <style:style style:name="T100" style:family="text">
      <style:text-properties officeooo:rsid="008695f1"/>
    </style:style>
    <style:style style:name="T101" style:family="text">
      <style:text-properties officeooo:rsid="0089130f"/>
    </style:style>
    <style:style style:name="T102" style:family="text">
      <style:text-properties officeooo:rsid="008beecd"/>
    </style:style>
    <style:style style:name="T103" style:family="text">
      <style:text-properties officeooo:rsid="008dc09a"/>
    </style:style>
    <style:style style:name="T104" style:family="text">
      <style:text-properties officeooo:rsid="0090afb5"/>
    </style:style>
    <style:style style:name="T105" style:family="text">
      <style:text-properties officeooo:rsid="009464cb"/>
    </style:style>
    <style:style style:name="T106" style:family="text">
      <style:text-properties officeooo:rsid="0095b368"/>
    </style:style>
    <style:style style:name="T107" style:family="text">
      <style:text-properties style:text-position="sub 58%" officeooo:rsid="00961ab5"/>
    </style:style>
    <style:style style:name="T108" style:family="text">
      <style:text-properties style:text-position="0% 100%"/>
    </style:style>
    <style:style style:name="T109" style:family="text">
      <style:text-properties style:text-position="0% 100%" officeooo:rsid="009844b8"/>
    </style:style>
    <style:style style:name="T110" style:family="text">
      <style:text-properties style:text-position="0% 100%" officeooo:rsid="0098635e"/>
    </style:style>
    <style:style style:name="T111" style:family="text">
      <style:text-properties officeooo:rsid="00973540"/>
    </style:style>
    <style:style style:name="T112" style:family="text">
      <style:text-properties officeooo:rsid="0098635e"/>
    </style:style>
    <style:style style:name="T113" style:family="text">
      <style:text-properties officeooo:rsid="009afe5a"/>
    </style:style>
    <style:style style:name="T114" style:family="text">
      <style:text-properties officeooo:rsid="009c495a"/>
    </style:style>
    <style:style style:name="T115" style:family="text">
      <style:text-properties style:font-name="Roboto" fo:font-size="12pt" fo:font-style="normal" fo:font-weight="normal"/>
    </style:style>
    <style:style style:name="T116" style:family="text">
      <style:text-properties style:font-name="Roboto" fo:font-size="12pt" fo:font-style="normal" fo:font-weight="bold" style:font-weight-asian="bold" style:font-weight-complex="bold"/>
    </style:style>
    <style:style style:name="T117" style:family="text">
      <style:text-properties officeooo:rsid="009e7edd"/>
    </style:style>
    <style:style style:name="T118" style:family="text">
      <style:text-properties officeooo:rsid="00a91ad2"/>
    </style:style>
    <style:style style:name="T119" style:family="text">
      <style:text-properties officeooo:rsid="00a97c30"/>
    </style:style>
    <style:style style:name="T120" style:family="text">
      <style:text-properties officeooo:rsid="00ad82b8"/>
    </style:style>
    <style:style style:name="T121" style:family="text">
      <style:text-properties officeooo:rsid="00b0f2fb"/>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ize="10pt" fo:font-style="italic" style:font-size-asian="10pt" style:font-style-asian="italic" style:font-size-complex="10pt" style:font-style-complex="italic"/>
    </style:style>
    <style:style style:name="T124" style:family="text">
      <style:text-properties officeooo:rsid="00b53197"/>
    </style:style>
    <style:style style:name="T125" style:family="text">
      <style:text-properties officeooo:rsid="00b66151"/>
    </style:style>
    <style:style style:name="T126" style:family="text">
      <style:text-properties officeooo:rsid="00b79277"/>
    </style:style>
    <style:style style:name="T127" style:family="text">
      <style:text-properties officeooo:rsid="00bf64f7"/>
    </style:style>
    <style:style style:name="T128" style:family="text">
      <style:text-properties officeooo:rsid="00c2a54e"/>
    </style:style>
    <style:style style:name="T129" style:family="text">
      <style:text-properties officeooo:rsid="00c66eea"/>
    </style:style>
    <style:style style:name="T130" style:family="text">
      <style:text-properties officeooo:rsid="00cab943"/>
    </style:style>
    <style:style style:name="T131" style:family="text">
      <style:text-properties officeooo:rsid="00cc654f"/>
    </style:style>
    <style:style style:name="T132" style:family="text">
      <style:text-properties officeooo:rsid="00ccc23f"/>
    </style:style>
    <style:style style:name="T133" style:family="text">
      <style:text-properties officeooo:rsid="00ce9a17"/>
    </style:style>
    <style:style style:name="T134" style:family="text">
      <style:text-properties officeooo:rsid="00d235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79"><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74">Will Turner: This is either madness… or brilliance. <text:s text:c="15"/></text:p>
      <text:p text:style-name="P174">Jack Sparrow: It’s remarkable how often those two traits coincide. </text:p>
      <text:p text:style-name="P174">Pirates of the Caribbean: The Curse of the Black Pearl</text:p>
      <text:p text:style-name="P96"><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73">Harry Potter and the Philosopher's Stone</text:p>
      <text:p text:style-name="P97"><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76">Criss Jami: Persistence. Perfection. Patience. Power. <text:s text:c="13"/></text:p>
      <text:p text:style-name="P172"><text:s text:c="2"/>Prioritize your passion. It keeps you sane. <text:s text:c="21"/></text:p>
      <text:p text:style-name="P172"><text:s text:c="2"/>Killosophy <text:s text:c="27"/></text:p>
      <text:h text:style-name="P189"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90" text:outline-level="2">Underwriting Ratios and Durations</text:h>
      <text:p text:style-name="P81">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81">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11">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206" text:outline-level="3">“Free” <text:span text:style-name="T71">Lotteries</text:span></text:h>
      <text:p text:style-name="P98">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7">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98">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80">The share amount of the bet, total of all the value in the following list.</text:p>
      <text:p text:style-name="P182">A list of public keys tied to page-keys with value in the blockchain before the proposed chain-end.</text:p>
      <text:p text:style-name="P180">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82">Public key of the better; a fresh key, not attached to any page in the blockchain.</text:p>
      <text:p text:style-name="P182"><text:span text:style-name="T73">All of the above, s</text:span>igned by the private key of the better.</text:p>
      <text:p text:style-name="P99"><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text:soft-page-break/>attaching half of her current share value. <text:s/><text:span text:style-name="T72">Larry returns a receipt to Alice 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100">Yes, this is a blockchain. <text:s/>The phase <text:span text:style-name="T73">bet chain</text:span> genesis block contains:</text:p>
      <text:p text:style-name="Quotations">Phase sequence number in the main blockchain that this bet chain is betting on</text:p>
      <text:p text:style-name="P184">A random salt</text:p>
      <text:p text:style-name="P181">Total share amount of Larry's underwriting</text:p>
      <text:p text:style-name="P181">Larry's underwriting: a list of public keys tied to page-keys with value in the blockchain before the proposed chain-end</text:p>
      <text:p text:style-name="P183">A list of private key signatures on the above, proving ownership of the shares.</text:p>
      <text:p text:style-name="P101">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101">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5">spent recording fees without compensation, discouraging low odds processors 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102">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77">Rodney King: I just want to say, can we all get along? Can we get along?</text:p>
      <text:p text:style-name="P171"><text:s text:c="2"/>Los Angeles, 1992</text:p>
      <text:h text:style-name="P191" text:outline-level="2">Cheats and catchers</text:h>
      <text:p text:style-name="P82">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82">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207" text:outline-level="3">Levels of trust and liability</text:h>
      <text:p text:style-name="Heading">Givers</text:p>
      <text:p text:style-name="P83">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83">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84">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84">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104">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110">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85">Star Wars IV: A New Hope</text:p>
      <text:p text:style-name="Heading">Chainmakers</text:p>
      <text:p text:style-name="P85">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86">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89">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87">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87">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88">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88">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103">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192" text:outline-level="2">Time's Arrow</text:h>
      <text:p text:style-name="P105">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208" text:outline-level="3">I have a secret (that you don't)</text:h>
      <text:p text:style-name="P105">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12">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8">In some situations, it might be appropriate to lock up coin to prevent over-inflation of normal coin holdings.</text:span> <text:s/>Attack analyzers and simulators may focus on self-interest, but they should also always ask: what could a whale do?</text:p>
      <text:p text:style-name="P178">Oscar Levant: There's a fine line between genius and insanity. <text:s text:c="4"/></text:p>
      <text:p text:style-name="P175"><text:s text:c="2"/>I have erased this line. <text:s text:c="40"/></text:p>
      <text:h text:style-name="P193" text:outline-level="2">Time based block building</text:h>
      <text:p text:style-name="P90"><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90">- <text:span text:style-name="T60">previous end of chain block #X-1 “decided”</text:span></text:p>
      <text:p text:style-name="P90">- <text:span text:style-name="T60">pages that tried and failed to be included in block #X-1 are submitted for inclusion in block #X, or abandoned - perhaps their closing deadline has passed?</text:span></text:p>
      <text:p text:style-name="P91">-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91"><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90">- <text:span text:style-name="T60">deadline for underwriters to countersign the apparent winning block #X</text:span></text:p>
      <text:p text:style-name="P90">- <text:span text:style-name="T60">end of chain block #X decided</text:span></text:p>
      <text:p text:style-name="P92">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93">1) The winning block is the block with the most valid residual value.</text:p>
      <text:p text:style-name="P93">2) Residual value of a block is the sum of the residual value of all its pages which have been completely countersigned by their underwriters.</text:p>
      <text:p text:style-name="P93">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94">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94"><text:tab/>a) will be obvious to any actor who is paying attention to the real-time block development process</text:p>
      <text:p text:style-name="P95"><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194"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95" text:outline-level="2">Use Cases</text:h>
      <text:h text:style-name="P209"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210"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87">Remember, this is crypto-currency</text:p>
      <text:list xml:id="list6894756817266466016" text:style-name="L1">
        <text:list-item>
          <text:p text:style-name="P199">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09"/>
      <text:p text:style-name="P1"/>
      <text:p text:style-name="P1"/>
      <text:p text:style-name="P1"/>
      <text:p text:style-name="P1"><text:soft-page-break/></text:p>
      <text:p text:style-name="P80"/>
      <text:h text:style-name="P196"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106">Initial prototype: on RabbitMQ to demonstrate the underwriting system, resistance to exploits of the chain, etc.</text:p>
      <text:p text:style-name="P106">Next level: base on a <text:span text:style-name="T80">F</text:span>2<text:span text:style-name="T80">F</text:span> like the bitcoin network, or FreeNet-Darknet, or something similar. <text:s/>The main thing the network needs is flood-distribution, not so much point-to-point return. <text:s/><text:span text:style-name="T118">This might still be implemented on top of RabbitMQ servers – using them for point-to-point message passing, but using another layer to achieve mesh network properties.</text:span></text:p>
      <text:h text:style-name="Heading_20_3" text:outline-level="3">Network Promises</text:h>
      <text:p text:style-name="P108">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107"/>
      <text:p text:style-name="P5"/>
      <text:p text:style-name="P12"/>
      <text:h text:style-name="P198" text:outline-level="2">Whimsical Acronyms</text:h>
      <text:p text:style-name="P113">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13">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9">so any form of democratic controls on the system are still controlled by shares, not users.</text:span></text:p>
      <text:p text:style-name="P114">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90">Woven blockchains ( re-merging forks, as quickly as possible ) can make the system more resistant to attack, as long as the split chains – when rejoined, do not include any double-spends, then that is a confliict free automatic merge.</text:span></text:p>
      <text:p text:style-name="P114">Purity Of Essence (Price Of Exit, hat tip to Stanley <text:span text:style-name="T90">Kubrick</text:span>) – incentives to stay on the chain. </text:p>
      <text:h text:style-name="Heading_20_2" text:outline-level="2"><text:soft-page-break/>S<text:span text:style-name="T134">even</text:span> Sentiments Surrounding Success</text:h>
      <text:p text:style-name="P170">Assign Onward Should Stay:</text:p>
      <text:list xml:id="list1305427195326358279" text:style-name="L2">
        <text:list-item>
          <text:p text:style-name="P200">Simple</text:p>
        </text:list-item>
        <text:list-item>
          <text:p text:style-name="P200">Secure</text:p>
        </text:list-item>
        <text:list-item>
          <text:p text:style-name="P201">Small</text:p>
        </text:list-item>
        <text:list-item>
          <text:p text:style-name="P201">Synchronized</text:p>
        </text:list-item>
        <text:list-item>
          <text:p text:style-name="P201">Shared</text:p>
        </text:list-item>
        <text:list-item>
          <text:p text:style-name="P200">Social</text:p>
        </text:list-item>
        <text:list-item>
          <text:p text:style-name="P200">Serviceable</text:p>
        </text:list-item>
      </text:list>
      <text:p text:style-name="P170"/>
      <text:p text:style-name="P113"/>
      <text:h text:style-name="P198" text:outline-level="2">Democratic? Extension Adoption</text:h>
      <text:p text:style-name="P115">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91">required </text:span>approval ratio <text:span text:style-name="T91">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16">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16"/>
      <text:p text:style-name="P116"/>
      <text:h text:style-name="P198" text:outline-level="2">Chainweaving</text:h>
      <text:p text:style-name="P117">Thought experiment: if underwriters promise a single <text:span text:style-name="T92">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18">Does it matter if a new chain construction is proposed later? <text:s/>Not if all assignments are still represented in the new chain. <text:s/>When two chains are identical, except for some missing <text:span text:style-name="T93">assignments</text:span> on either side, we should be able to make a new chain end which incorporates the missing <text:span text:style-name="T93">assignments</text:span>. <text:s/>What becomes a problem is <text:span text:style-name="T93">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18"/>
      <text:p text:style-name="P118"/>
      <text:h text:style-name="P198" text:outline-level="2">Endgame</text:h>
      <text:p text:style-name="Quotations">I declare the end from the beginning, and from long ago what is not yet done, saying: My plan will take place, and I will do all My will.</text:p>
      <text:p text:style-name="P186">Issah 46:10 - Holman Christian Standard Bible</text:p>
      <text:p text:style-name="P119">To inform design of underlying data structures before they are coded, some vision/goal statements. <text:s/>From the perspective of asset organizer (wallet) software, a user should be able to simply manage <text:span text:style-name="T94">a variety of currencies and initiate transactions such as:</text:span></text:p>
      <text:p text:style-name="Quotations">Givers: <text:span text:style-name="T99">(Assigners)</text:span><text:tab/>Receivers: <text:span text:style-name="T99">(Assignees)</text:span></text:p>
      <text:p text:style-name="Quotations">Bob<text:tab/>20 <text:span text:style-name="T95">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21">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21">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7">exist </text:span>for this in most jurisdictions, <text:span text:style-name="T97">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6">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22">An extension of the peg to currency concept would be a peg to wall street, investment in, for instance, <text:span text:style-name="T98">a market index fund, or any single stock, etc.</text:span></text:p>
      <text:h text:style-name="Heading_20_2" text:outline-level="2"><text:soft-page-break/>Cross <text:span text:style-name="T98">chain</text:span> <text:span text:style-name="T98">Assignments</text:span></text:h>
      <text:p text:style-name="P123">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9">1) o</text:span>ffered and accepted by all parties <text:span text:style-name="T99">2)</text:span> underwriter <text:span text:style-name="T99">records a hash (similar to an error checker's proof) of the whole transaction on all 3 blockchains</text:span> <text:span text:style-name="T99">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24">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24">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24">Is step 3 really necessary? <text:s/>The underwriter could simply handle it – <text:span text:style-name="T100">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100">record all of these hashes, so any individual signer can tell if their signed version of the contract has been recorded.</text:span></text:p>
      <text:p text:style-name="P126">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101">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101"><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101">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25">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24"/>
      <text:h text:style-name="P198" text:outline-level="2">In a Minimalist Mood</text:h>
      <text:p text:style-name="P125">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3">(UTXO)</text:span> at the time of recording of the assignment. <text:s/>Sources of shares are found by public key, on a page, in a block, but do we need <text:s/>to specify two hashes and a public key? <text:s/><text:span text:style-name="T102">Really, only the public key is needed, but it would help to also provide the block that the key is contained in.</text:span></text:p>
      <text:p text:style-name="P127">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47">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48">When a chain is first started, a number of shares can be reserved (private keys destroyed) to expire at a controlled rate which results in coin inflation at a determined rate.</text:p>
      <text:p text:style-name="P123"/>
      <text:h text:style-name="P198" text:outline-level="2">Self Checking</text:h>
      <text:p text:style-name="P128">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4">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28">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211" text:outline-level="3">Collective cohesiveness</text:h>
      <text:p text:style-name="P129">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29"/>
      <text:h text:style-name="P205" text:outline-level="1">Components</text:h>
      <text:h text:style-name="Heading_20_2" text:outline-level="2">Core Assignment Contracts</text:h>
      <text:p text:style-name="P130">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197" text:outline-level="2">Network Layer</text:h>
      <text:p text:style-name="P130">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30">A method to both reassure/repair share assignment operations, and also to compensate error checkers. <text:s/>Can be combined with any type of network layer, but makes the most sense with a P2P/F2F type network.</text:p>
      <text:h text:style-name="P197" text:outline-level="2">Various Taxes and Incentives</text:h>
      <text:p text:style-name="P130">Mechanisms to reduce blockchain spam, encourage desirable behaviors and discourage undesirable behaviors.</text:p>
      <text:h text:style-name="P205" text:outline-level="1">Off-chain Data</text:h>
      <text:p text:style-name="P131">Sometimes, optionally, off-chain data will be published in Note fields on-chain.</text:p>
      <text:h text:style-name="Heading_20_2" text:outline-level="2">Address Book</text:h>
      <text:p text:style-name="P131">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5">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Heading_20_2" text:outline-level="2">Key Assets</text:h>
      <text:p text:style-name="P160">Public/private key pairs are kept in Asset Organizers in one of several states:</text:p>
      <text:p text:style-name="P160">Unused: A public/private key pair which is ready for use, but has not been used for anything yet.</text:p>
      <text:p text:style-name="P160">Share Controlling: A share controlling key pair has the right to assign a number of shares onward by authorizing (signing) an assignment agreement. <text:s/><text:span text:style-name="T127">Share controlling keys need to know at a minimum the signature of the chain they control shares in. <text:s/>Additional information like the block they are recorded in, page they are recorded on, number of shares controlled, their key reference number in that chain, equivalent coins at time of recording, etc. may also be useful to record, but are not absolutely required.</text:span></text:p>
      <text:p text:style-name="P161">Shares Assigned: An ex-share controlling key pair which has authorized a recorded assignment agreement. <text:s/>The key has no future value but may be kept for historical purposes.</text:p>
      <text:p text:style-name="P161">Shares Escrowed: when an assignment agreement has been authorized by this key but not yet recorded. <text:s/>The escrow expiration time should be recorded, and if the assignment agreement is not recorded in the chain by the expiration time, the key pair returns to Share Controlling state.</text:p>
      <text:h text:style-name="P198" text:outline-level="2">Recorders</text:h>
      <text:p text:style-name="P132">Underwriters are the contact point for Asset Organizers when they are present, but in a simpler structure Asset Organizers contact Chainmakers directly. <text:s/>Both Underwriters and Chainmakers can be classified as Recorders.</text:p>
      <text:p text:style-name="P132">An individual Recorder might have multiple network contact addresses, even on different networks like AMQP and F2F.</text:p>
      <text:h text:style-name="Heading_20_2" text:outline-level="2">Network Addresses</text:h>
      <text:p text:style-name="P132">A network address breaks down into the public contact portion <text:span text:style-name="T106">which would be shared with a friend as part of a contact copy</text:span> and the private login username/password and/or keys <text:span text:style-name="T106">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33">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198" text:outline-level="2">A RabbitMQ based F2F network</text:h>
      <text:p text:style-name="P134">Thinking about the system configuration, recorders need to be at least somewhat stable, trustable, reachable, in other words suitable to run server software. <text:s/>Potentially a RabbitMQ server per-recorder.<text:note text:id="ftn48" text:note-class="footnote"><text:note-citation>48</text:note-citation><text:note-body><text:p text:style-name="P70">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7">ff</text:span>T<text:span text:style-name="T107">he</text:span>S<text:span text:style-name="T107">helf</text:span> component leveraging</text:h>
      <text:p text:style-name="P134">* NTP for time synchronization</text:p>
      <text:p text:style-name="P134">* <text:a xlink:type="simple" xlink:href="https://sks-keyservers.net/status/" text:style-name="Internet_20_link" text:visited-style-name="Visited_20_Internet_20_Link">https://sks-keyservers.net/status/</text:a> SKS keyservers for identity management</text:p>
      <text:p text:style-name="P135">* <text:span text:style-name="T119">GPGme/PGP2.1+ for key management</text:span></text:p>
      <text:p text:style-name="P149">* libGCrypt for signature generation and checking</text:p>
      <text:p text:style-name="P149">* <text:span text:style-name="T126">OpenPGP by Jason Lee for access to RFC 4880 data structures</text:span></text:p>
      <text:p text:style-name="P149"/>
      <text:p text:style-name="P134"/>
      <text:h text:style-name="P198" text:outline-level="2">Share Decay</text:h>
      <text:p text:style-name="P136">Rather than a hard expiry date for shares, they could slowly decay through a age-tax on transactions. <text:s/>This could be a strong knee curve (e^<text:span text:style-name="T39">e^kt</text:span><text:span text:style-name="T108">?)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39">To double in 14 years: (1+CAGR)^14 = 2.0 <text:s text:c="2"/>CAGR=5.07566%</text:p>
      <text:h text:style-name="Heading_20_3" text:outline-level="3">Exponential tax increase</text:h>
      <text:p text:style-name="P137"><text:span text:style-name="T108">To hit 1% tax at 1</text:span><text:span text:style-name="T109">5</text:span><text:span text:style-name="T108"> years and 100% tax at 20 years of age:</text:span></text:p>
      <text:p text:style-name="Standard"><text:span text:style-name="T111">tax = n</text:span>^(age-20<text:span text:style-name="T111">), 0.01 = n^-5 <text:s/>n=2.51189 <text:s/>(0.01% tax at 10 years, 0.0001% at 5)</text:span></text:p>
      <text:p text:style-name="P140"/>
      <text:p text:style-name="P138"><text:span text:style-name="T108">To hit 1% tax at </text:span><text:span text:style-name="T110">3</text:span><text:span text:style-name="T108"> years and 100% tax at </text:span><text:span text:style-name="T110">5</text:span><text:span text:style-name="T108"> years of age:</text:span></text:p>
      <text:p text:style-name="P13"><text:span text:style-name="T111">tax = n</text:span>^(age-<text:span text:style-name="T112">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41"/>
      <text:p text:style-name="P141">Try for 1/64 tax at 2 years <text:span text:style-name="T113">before</text:span> 100%: 1/8 = n^-1 (n=8 for years, n=2 for 4 month periods, every 4 months the tax doubles? <text:s/><text:span text:style-name="T113">What does a more granular increase with the same rate look like in integer (or fixed point) mathematics?</text:span>)</text:p>
      <text:p text:style-name="P141"/>
      <text:p text:style-name="P141"/>
      <text:h text:style-name="P205" text:outline-level="1">Advertising Supported Transactions</text:h>
      <text:p text:style-name="P142">Participants might agree to targeted advertising to help defray their transaction costs. <text:s/>Recording of advertising on the blockchain seems… senseless, but if the advertisers agree to fund transaction fees in exchange for whatever kind of ad placement – <text:span text:style-name="T114">likely during the assignment negotiation process</text:span>, they can kick in shares to offset or even over-offset transaction fees.</text:p>
      <text:p text:style-name="P143">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43"/>
      <text:h text:style-name="P198" text:outline-level="2">Who can you trust?</text:h>
      <text:p text:style-name="P144">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44">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44"/>
      <text:h text:style-name="P198" text:outline-level="2">Variable? Word Code ID references</text:h>
      <text:p text:style-name="P150">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50">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20">a virtually infinite supply when the first 2 billion are used.</text:span><text:span text:style-name="T120"><text:note text:id="ftn49" text:note-class="footnote"><text:note-citation>49</text:note-citation><text:note-body><text:p text:style-name="P66">Assuming 100,000 users averaging 100 new keys a day <text:span text:style-name="T121">each</text:span>, that’s 10 million keys per day, or 200 days of this heavy usage to pass 31 bits of storage.</text:p></text:note-body></text:note></text:span><text:span text:style-name="T120">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51">So, when shares are assigned, the public key they are assigned to is recorded. <text:s/>When that assignment is recorded on the chain, sequential unique IDs are assigned to the public keys<text:note text:id="ftn50" text:note-class="footnote"><text:note-citation>50</text:note-citation><text:note-body><text:p text:style-name="P67">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51">Share availability or assignment status may be kept in very compact form,<text:note text:id="ftn51" text:note-class="footnote"><text:note-citation>51</text:note-citation><text:note-body><text:p text:style-name="P67">For basic available/not available status, with the 10 million keys per day figure from above, a year’s worth of shares would be 3.65 billion bits, or <text:span text:style-name="T121">500 megabytes, before compression.</text:span></text:p></text:note-body></text:note> just one bit per status<text:note text:id="ftn52" text:note-class="footnote"><text:note-citation>52</text:note-citation><text:note-body><text:p text:style-name="P67">Share status can be: assigned away, available to assign, or temporarily escrowed – escrowed shares would require additional information about the time they are released from escrow, that’s more than one bit – <text:span text:style-name="T121">but also temporary information that can be abandoned from “fast storage” once the escrow time limit has expired.</text:span></text:p></text:note-body></text:note> per group of shares, and run-length encoding might compress that even further. <text:s/><text:span text:style-name="T121">Some “settling time” might be required for the chain to stabilize before starting to rely on the sequential ID numbers, since shifts in the chain would cause shifts in the sequence of incorporated IDs.</text:span><text:span text:style-name="T121"><text:note text:id="ftn53" text:note-class="footnote"><text:note-citation>53</text:note-citation><text:note-body><text:p text:style-name="P68">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52">Before starting: I <text:span text:style-name="T122">HATE</text:span> gift cards.</text:p>
      <text:p text:style-name="P152">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3">little</text:span> better than they currently are. <text:s/>One of the more exciting possibilities would be open exchange of gift card value in online forums.</text:p>
      <text:p text:style-name="P152">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57">Picture a Caribbean island, with a collection of hotels, restaurants, and various resort activities. <text:s/>Tourists, on <text:span text:style-name="T124">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57"/>
      <text:h text:style-name="P198" text:outline-level="2">Rugged Cryptowallet</text:h>
      <text:p text:style-name="P158">This is a concept of a “smartphone replacement” which performs cryptowallet functions from a small, rugged device. <text:s/>It would want some form of passphrase input (perhaps fingerprint scanner, in addition to other modes of input), and NFC, <text:span text:style-name="T125">e-ink</text:span> or other communication to a Cryptoregister, which could be a smartphone or other device with network access.</text:p>
      <text:h text:style-name="Heading_20_2" text:outline-level="2">Paper Cryptocurrency</text:h>
      <text:p text:style-name="P158">Secret keys can be printed as strings of hex characters, or QR or barcodes. <text:s/>These can be printed “in the clear” where anyone getting a complete image of the key(s) then has authority to assign the corresponding shares, <text:span text:style-name="T125">or they can be printed with a passphrase required to access them.</text:span><text:span text:style-name="T125"><text:note text:id="ftn54" text:note-class="footnote"><text:note-citation>54</text:note-citation><text:note-body><text:p text:style-name="P69">A mnemonic system where a text or image passphrase reminder/prompt is printed alongside the coded key could help carriers of paper currency to remember multiple passphrases.</text:p></text:note-body></text:note></text:span><text:span text:style-name="T125">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5"><text:note text:id="ftn55" text:note-class="footnote"><text:note-citation>55</text:note-citation><text:note-body><text:p text:style-name="P69">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58"/>
      <text:h text:style-name="P198" text:outline-level="2">Key Naming Scheme</text:h>
      <text:p text:style-name="P159">To leverage GPG as a cryptokey protection mechanism, the keys associated with owned shares follow one of any number of naming schemes with the only requirement being non-collision of new names with existing names in the keyring. </text:p>
      <text:p text:style-name="P162">These key names are used on the GPG keyring, and stored in the Asset Organizer, but not published on the blockchain.</text:p>
      <text:p text:style-name="P162"/>
      <text:h text:style-name="P198" text:outline-level="2">The <text:span text:style-name="T133">prototype </text:span>code doesn’t scale – but does it have to?</text:h>
      <text:p text:style-name="P163">Sure, the code could be implemented to scale better – keep <text:span text:style-name="T133">assets</text:span> in databases, etc. <text:s/>But… is there strength in this weakness? <text:s/>When an application appears which needs better performance at scale, scalable code can be created <text:span text:style-name="T133">to implement the same protocols </text:span>for a reasonable amount of effort using well established methods. <text:s/>In the meantime, the macro architecture of a mesh network of multiple cooperating chain processors is <text:span text:style-name="T133">a very</text:span> scalable aspect of the system.</text:p>
      <text:h text:style-name="Heading_20_3" text:outline-level="3">Case Examination – Gift Cards</text:h>
      <text:p text:style-name="P164">Again, the current incarnation of company script aka gift cards is pretty ridiculous (just worse than cash in almost every way), and of course there are many ways to make it more-so: heavy redemption fees, short expiration periods, etc. <text:s/>This is looking at ways they might get better for consumers while still being a profit driving vehicle for the issuers, with the added incentive that gift cards that are popular with consumers can drive sales of those gift cards by the issuers.<text:note text:id="ftn56" text:note-class="footnote"><text:note-citation>56</text:note-citation><text:note-body><text:p text:style-name="P71">With the obvious caveat that if gift cards become too popular of a financial vehicle, they will attract additional regulation...</text:p></text:note-body></text:note></text:p>
      <text:p text:style-name="P165">In-keeping with the “distributed implementation” approach, each store could launch its own locally implemented gift-card blockchain, traceable to a genesis block unique to the store, signed off by the corporation. <text:s/>Consumers could trust individual store blockchains by checking their corporate signatures, and corporate would regularly audit store level blockchains for correctness, and correct accounting of gift card sales revenue and redemption activity. <text:s/>Each store’s genesis block would start with shares representing maybe ten million dollars<text:note text:id="ftn57" text:note-class="footnote"><text:note-citation>57</text:note-citation><text:note-body><text:p text:style-name="P72">Actual starting levels could be determined by actual needs for liquidity vs perceived risk exposure by the creation of gift card value. <text:s/>If the system is never hacked, then there is no real problem, however, external regulators may also get involved and start assigning real world value to unassigned gift card value, making things complicated.</text:p></text:note-body></text:note> worth of unsold gift card value. <text:s/>When the store sells a gift card, an appropriate quantity of shares are assigned to a public key provided by the purchaser’s asset organizer software which keeps track of the corresponding (controlling) private key. <text:s/>As described elsewhere, this quantity of shares does not change, but the value in “coins” or store credit can vary with the number of outstanding shares, increasing slowly as the number of outstanding shares decreases. <text:s/>Benefit 1: the gift card value can pay interest.<text:note text:id="ftn58" text:note-class="footnote"><text:note-citation>58</text:note-citation><text:note-body><text:p text:style-name="P73">Payment of interest to gift card holders only seems logical: the gift card represents a loan from the customer to the store, the same quantity of money is worth more to the store today than it will be in the future, some portion of that increased value could, arguably should, be shared with the holder of the shares (gift card.)</text:p></text:note-body></text:note></text:p>
      <text:p text:style-name="P166">Redemption on the same blockchain is simple, the using their private key the <text:soft-page-break/>customer returns all or part of the shares to the store and receives their current cash value. <text:s/>Spending the shares at another store, on a different blockchain, becomes a little more interesting. <text:s/>Say the customer bought a gift card at Store 1, but now wants to spend that gift card at Store 2. <text:s/>These stores are owned by the same corporation and trust each other’s blockchains and recording agents, so Store 2 gives the customer credit for their shares from Store 1,<text:note text:id="ftn59" text:note-class="footnote"><text:note-citation>59</text:note-citation><text:note-body><text:p text:style-name="P74">Store 2 has an asset organizer which will keep track of the Store 1 shares until a settlement period comes up.</text:p></text:note-body></text:note> and the customer is satisfied.<text:note text:id="ftn60" text:note-class="footnote"><text:note-citation>60</text:note-citation><text:note-body><text:p text:style-name="P73">If the customer didn’t spend all the value in their gift card, they will receive the residual value (change) as a smaller number of shares which could be issued by either Store 1 or Store 2 – the customer shouldn’t have to care: gift card shares from any store in the corporation should be absolutely fungible 1:1.</text:p></text:note-body></text:note> <text:s/>How do Store 2 and Store 1 settle with each other? <text:s/><text:span text:style-name="T128">Store 1 could process a cash payment to Store 2 to settle the transaction – simple and done. <text:s/>However, cash payments might not be as efficient as shares transactions on the blockchain, so: Store 2 might simply take control of the shares on Store 1’s blockchain with their own private key. <text:s/>Store 2 could then sell these Store 1 shares to the next customer who purchases a gift card at Store 2. <text:s/>At some periodic settlement interval (quarterly, nightly?) stores could “settle up” their outstanding gift card shares balances. <text:s/>If Store 2 is holding $50,000 in Store 1 shares, and Store 1 is holding $35,000 in Store 2 shares, they can do an exchange so that Store 2’s holdings of Store 1 shares reduce to $15,000, and Store 1 can completely divest Store 2’s shares, then if there’s sufficient residual imbalance, they can do a cash and/or services and/or merchandise transaction</text:span><text:span text:style-name="T128"><text:note text:id="ftn61" text:note-class="footnote"><text:note-citation>61</text:note-citation><text:note-body><text:p text:style-name="P75">Any time cooperating stores trade anything of value (merchandise or services) they would have the option to settle the transaction with an exchange of these gift card shares instead of cash.</text:p></text:note-body></text:note></text:span><text:span text:style-name="T128"> to reduce it to an acceptable level to carry into the next period.</text:span><text:span text:style-name="T128"><text:note text:id="ftn62" text:note-class="footnote"><text:note-citation>62</text:note-citation><text:note-body><text:p text:style-name="P74">Of course with more than 2 stores, the exchange situation becomes more complex and likely requires a clearinghouse to settle without cash. <text:s/>For instance Store 1 is holding $10K of shares from Store 2, Store 2 is holding $15K of shares from Store 3, and Store 3 is holding $20K of shares from Store 1. <text:s/>Nobody can do a direct trade to settle this, but: if all stores also exchange shares with a corporate clearinghouse, then they can all exchange their outside store shares with corporate, so now Store 1 is holding $10K of corporate shares, etc. and then Store 1 can use their corporate shares to repurchase $10K of their own store shares from corporate. <text:s/>Once outstanding shares balances have been minimized like this, large residual balances can be settled with a cash for shares transaction, and small residual balances can simply be carried into the next settlement period.</text:p></text:note-body></text:note></text:span><text:span text:style-name="T128"> <text:s/>There are many many ways to run this system, but the one I am describing here has each store trying to minimize the number of other store or corporate shares they are holding in their asset organizer, and periodically using cash settlement to reduce large residual balances.</text:span><text:span text:style-name="T128"><text:note text:id="ftn63" text:note-class="footnote"><text:note-citation>63</text:note-citation><text:note-body><text:p text:style-name="P75">I’m not exactly sure what the reason for minimizing outside share holdings would be, other than driving toward simplicity and perhaps an implicit (misplaced?) reduced trust in the outsiders.</text:p></text:note-body></text:note></text:span></text:p>
      <text:p text:style-name="P167">In such a multi-chain pegged value system, the participants would agree to a uniform share value inflation (interest) rate that would be tracked within acceptable tolerances between settlement periods, and locked exactly together at the settlement periods. <text:s/>“Natural” interest comes from recording fees and shares that expire due to timeout.<text:note text:id="ftn64" text:note-class="footnote"><text:note-citation>64</text:note-citation><text:note-body><text:p text:style-name="P76">This is a negative incentive to hold your own store shares instead of others’: when shares expire due to age-out (lost private keys, forgotten in the sock drawer, etc.) they inflate the value of all other shares. <text:s/>So, a store would want to sell their own shares as often as they can, so if those shares expire they get the benefit in their store chain. <text:s/>If Store 1 is holding Store 2 shares, that benefits Store 2 as the shares age, dramatically as the shares approach expiration. <text:s/>Where is Store 2’s incentive to take their shares back? <text:s/>Since redemption of shares represents repayment of a loan, it seems like the incentive would be if interest on that loan exceeded the time-value-of-money (inflation rate) in the real world. <text:s/>As a shortcut in the logic for the moment: while the customers get a fraction of the time-value-of-money in their interest on the shares held, maybe corporate gets another fraction and the two together are &gt;1, <text:span text:style-name="T129">which would then put the store in the position of preferring cash to gift card sales, except in the case where gift cards are lost before redemption. <text:s/>Still searching for a win-win here, maybe corporate doesn’t get involved in interest collection and the rate paid by the gift cards slightly exceeds the time-value-of-money for the stores – the stores are then incentivized to sell the cards because they know some percentage of them will be lost / never redeemed, and they are also incentivized to recapture control of their outstanding shares as quickly as possible since they appreciate in value faster than cash in the bank. <text:s/>Since all store shares are pegged to appreciate at the same rate, the incentive to hold one’s own store shares instead of another would lie in the risk that another store might bankrupt or otherwise default on their obligations. <text:s/>Again to the problem: why would Store 2 redeem their shares to Store 1 or corporate? <text:s/>Of course, there’s the contractual obligation to do so if they want to participate in the shares exchange at all. <text:s/>Perhaps corporate shares pay a higher interest rate for a shorter expiry period? <text:s/>Corporate will exchange these “fast burnout” shares to any store for another store’s shares, and the stores themselves can only redeem corporate shares for their own store shares, or cash. <text:s/>Seems like another job for simulation to work out the ramifications of various rates and fees.</text:span></text:p></text:note-body></text:note> <text:s/><text:span text:style-name="T130">A considerable contributor to interest comes </text:span><text:soft-page-break/><text:span text:style-name="T130">from expiry of lost shares, and if shares sold to customers aren’t being lost at a sufficient rate, then the pool of store held shares will need to be “burned” to achieve the target rate. <text:s/>If sufficient customer held shares are lost in a given period, some of those would effectively be returned to store holdings to keep the interest rate from going too high.</text:span></text:p>
      <text:h text:style-name="Heading_20_3" text:outline-level="3">Beyond the pegged pool</text:h>
      <text:p text:style-name="P168">Where I think this really gets interesting is in the open market, outside the single corporate pool of pegged value. <text:s/>Holders of shares in multiple corporate pools could<text:note text:id="ftn65" text:note-class="footnote"><text:note-citation>65</text:note-citation><text:note-body><text:p text:style-name="P77">In some universe where such exchanges don’t get branded securities trading and locked down by regulations.</text:p></text:note-body></text:note> could trade their shares on an open market. <text:s/>Home Hardware Hut might offer $100 gift cards that accrue 4% interest for $95 with a 5% fee payable upon redemption, while the Crazy Coffee Cup might offer $10 gift cards with no fees or interest for $10. <text:s/>If Bob is holding $200 in present value HHH, and Alice has $50 in CCC, Alice might offer Bob <text:span text:style-name="T131">her $50 of CCC in exchange for $52 of HHH (since <text:s/>the HHH will reduce in value 5% at each redemption, Alice will only be getting $49.50 in value from the HHH shares if she spends them immediately, but if she waits 3 months they will increase to nearly $50 by then.) <text:s/>Alice and Bob work with Faith, a magical fairy value exchange service that doesn’t charge any fees to complete their transaction.</text:span><text:span text:style-name="T131"><text:note text:id="ftn66" text:note-class="footnote"><text:note-citation>66</text:note-citation><text:note-body><text:p text:style-name="P78">If Alice and Bob really do “go on faith,” they can do this exchange off-chain, and even avoid the heavy 5% HHH redemption fee if Bob is holding a $5<text:span text:style-name="T132">2</text:span> HHH share block that doesn’t need to be exchanged for other denominations. <text:s/>This would be similar to them handing each other gift cards with exposed codes in real life, each assuming that the other will not race to spend the card after the exchange before the new “legitimate owner” can. <text:s/>If, instead, they use Shelby, Shelby might hold reserves of both HHH and CCC and do the exchanges on-chain, for a fee, a fairly heavy fee since Shelby will need to pay the 5% redemption fee to HHH each time he trades shares of HHH.</text:p></text:note-body></text:note></text:span><text:span text:style-name="T131"> <text:s/>Alice then goes and buys her new $35 faucet using the shares Bob gave her, paying $36.75 from her shares due to the redemption fee, and getting $15.25 in 4% interest bearing shares that she solidly controls and can use at any future date in return, and Bob goes and buys a $5 latte from CCC, getting $45 in CCC shares that he solidly controls and can use to feed his caffeine habit for weeks to come.</text:span></text:p>
      <text:p text:style-name="P169"><text:soft-page-break/>These single transactions may be entertaining, but the future I find more exciting is one where your asset organizer can have a collection of these different kinds of assets which you can prioritize according to your personal value (will I actually use this in-store for maximal value, or will I be holding this longer term for interest, or will I be trying to dump this turkey at the first opportunity?) <text:s/>Then, when you transact with someone else who has a similar asset organizer, they can sort through the assets to try to find an agreeable deal for both parties. <text:s/>All in all, I still think cash is superior to this kind of coupon game, but fungible coupons that can be carried in a cell phone and exchanged directly with others are far better than the very difficult to exchange paper and plastic things that circulate today.<text:note text:id="ftn67" text:note-class="footnote"><text:note-citation>67</text:note-citation><text:note-body><text:p text:style-name="P79">In another reality where a variety of micro-currencies circulate widely, this kind of exchange system would become an essential element of the value of the micro-currencies. <text:s/><text:span text:style-name="T133">Many micro-currencies would have limited reach – one based in Argentina might not find very many people to accept it in Finland, but there would be some people, somewhere who would recognize the preferred currency of both parties and they could find each other relatively easily via the Internet. <text:s/>In extreme cases, multiple exchanges might be made to bridge one currency to another, analogous to exchanging pesos for dollars then dollars for yuan, in the event that there are no (competitive) peso to yuan exchange agents available. <text:s/>The development of a highly interconnected global market of micro-exchanges is an exciting potential future for micro-currencies.</text:span></text:p></text:note-body></text:note></text:p>
      <text:p text:style-name="P164"/>
      <text:p text:style-name="P188"><text:span text:style-name="T117">Random notes: </text:span><text:a xlink:type="simple" xlink:href="https://en.wikipedia.org/wiki/Mutualism_(economic_theory)#Mutual_credit" text:style-name="Internet_20_link" text:visited-style-name="Visited_20_Internet_20_Link"><text:span text:style-name="T117">https://en.wikipedia.org/wiki/Mutualism_(economic_theory)#Mutual_credit</text:span></text:a></text:p>
      <text:p text:style-name="P146"><text:a xlink:type="simple" xlink:href="https://en.wikipedia.org/wiki/Ripple_(payment_protocol)#Design_features" text:style-name="Internet_20_link" text:visited-style-name="Visited_20_Internet_20_Link">https://en.wikipedia.org/wiki/Ripple_(payment_protocol)#Design_features</text:a></text:p>
      <text:p text:style-name="P153"> <text:span text:style-name="T116">load-based transaction fee</text:span><text:span text:style-name="T115"> </text:span></text:p>
      <text:p text:style-name="P154"><text:a xlink:type="simple" xlink:href="https://github.com/calccrypto/OpenPGP" text:style-name="Internet_20_link" text:visited-style-name="Visited_20_Internet_20_Link"><text:span text:style-name="T115">https://github.com/calccrypto/OpenPGP</text:span></text:a></text:p>
      <text:p text:style-name="P154"><text:a xlink:type="simple" xlink:href="https://tools.ietf.org/html/rfc4880#section-11.1" text:style-name="Internet_20_link" text:visited-style-name="Visited_20_Internet_20_Link"><text:span text:style-name="T115">https://tools.ietf.org/html/rfc4880#section-11.1</text:span></text:a></text:p>
      <text:p text:style-name="P155">../qt-everywhere-src-5.11.0/configure -prefix /opt/Qt5.11 -system-zlib -openssl-runtime -silent -opensource -confirm-license -nomake tests -nomake examples</text:p>
      <text:p text:style-name="P156">http://blog.qt.io/blog/2016/08/18/introducing-the-qt-lite-project-qt-for-any-platform-any-thing-any-size/</text:p>
      <text:p text:style-name="P202">Elliptic Curve Keys: <text:a xlink:type="simple" xlink:href="http://docs.oasis-open.org/pkcs11/pkcs11-curr/v2.40/cs01/pkcs11-curr-v2.40-cs01.html#_Toc399398881">http://docs.oasis-open.org/pkcs11/pkcs11-curr/v2.40/cs01/pkcs11-curr-v2.40-cs01.html#_Toc399398881</text:a></text:p>
      <text:p text:style-name="P203"><text:a xlink:type="simple" xlink:href="https://www.investopedia.com/terms/1/501c3-organizations.asp">https://www.investopedia.com/terms/1/501c3-organizations.asp</text:a></text:p>
      <text:p text:style-name="P204"><text:a xlink:type="simple" xlink:href="https://www.irs.gov/irb/2014-16_IRB#NOT-2014-21">https://www.irs.gov/irb/2014-16_IRB#NOT-2014-21</text:a><text:span text:style-name="T86"> </text:span><text:span text:style-name="Strong_20_Emphasis"><text:span text:style-name="T85">IRS Virtual Currency Guidance</text:span></text:span></text:p>
      <text:p text:style-name="P203"/>
      <text:p text:style-name="P146"/>
      <text:p text:style-name="P145"/>
      <text:p text:style-name="P144"/>
      <text:p text:style-name="P142"/>
      <text:p text:style-name="P142"/>
      <text:p text:style-name="P141"/>
      <text:p text:style-name="P134"/>
      <text:p text:style-name="P123"/>
      <text:p text:style-name="P120"/>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style:paragraph-properties fo:margin-left="0.5in" fo:margin-right="0in" fo:text-indent="0in" style:auto-text-indent="false" style:page-number="auto" fo:background-color="#eeeeee" style:shadow="none">
        <style:tab-stops/>
        <style:background-image/>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6-16T10:34:02.262404749</dc:date>
    <meta:editing-duration>PT12H41M9S</meta:editing-duration>
    <meta:editing-cycles>84</meta:editing-cycles>
    <meta:generator>LibreOffice/4.2.8.2$Linux_X86_64 LibreOffice_project/420m0$Build-2</meta:generator>
    <meta:document-statistic meta:table-count="0" meta:image-count="0" meta:object-count="0" meta:page-count="46" meta:paragraph-count="330" meta:word-count="16822" meta:character-count="103962" meta:non-whitespace-character-count="86863"/>
  </office:meta>
</office:document-meta>
</file>